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column"/>
      <style:text-properties fo:language="en" fo:country="US"/>
    </style:style>
    <style:style style:name="P4" style:family="paragraph" style:parent-style-name="Heading_20_3">
      <style:paragraph-properties fo:break-before="column"/>
      <style:text-properties fo:language="en" fo:country="US"/>
    </style:style>
    <style:style style:name="P5" style:family="paragraph" style:parent-style-name="Heading_20_2">
      <style:paragraph-properties fo:break-before="page"/>
      <style:text-properties fo:language="en" fo:country="US"/>
    </style:style>
    <style:style style:name="P6" style:family="paragraph" style:parent-style-name="Heading_20_2">
      <style:paragraph-properties fo:break-before="page"/>
      <style:text-properties fo:language="en" fo:country="US" officeooo:rsid="00988308" officeooo:paragraph-rsid="00988308"/>
    </style:style>
    <style:style style:name="P7" style:family="paragraph" style:parent-style-name="Heading_20_2">
      <style:paragraph-properties fo:break-before="page"/>
      <style:text-properties fo:language="en" fo:country="US" officeooo:rsid="00528a0b" officeooo:paragraph-rsid="00528a0b"/>
    </style:style>
    <style:style style:name="P8" style:family="paragraph" style:parent-style-name="Heading_20_2">
      <style:paragraph-properties fo:break-before="page"/>
      <style:text-properties fo:language="en" fo:country="US" officeooo:rsid="00b93d29" officeooo:paragraph-rsid="00b93d29"/>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54ea77"/>
    </style:style>
    <style:style style:name="P12" style:family="paragraph" style:parent-style-name="Exalted">
      <style:text-properties fo:language="en" fo:country="US" officeooo:rsid="0054ea77" officeooo:paragraph-rsid="0054ea77"/>
    </style:style>
    <style:style style:name="P13" style:family="paragraph" style:parent-style-name="Exalted">
      <style:text-properties fo:language="en" fo:country="US" fo:font-weight="bold" officeooo:rsid="00883362" officeooo:paragraph-rsid="00883362" style:font-weight-asian="bold" style:font-weight-complex="bold"/>
    </style:style>
    <style:style style:name="P14" style:family="paragraph" style:parent-style-name="Exalted">
      <style:text-properties fo:language="en" fo:country="US" fo:font-weight="bold" officeooo:rsid="00528a0b" officeooo:paragraph-rsid="00528a0b" style:font-weight-asian="bold" style:font-weight-complex="bold"/>
    </style:style>
    <style:style style:name="P15" style:family="paragraph" style:parent-style-name="Exalted">
      <style:text-properties fo:language="en" fo:country="US" fo:font-weight="normal" officeooo:rsid="00883362" officeooo:paragraph-rsid="0088336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paragraph-rsid="00968036"/>
    </style:style>
    <style:style style:name="P28" style:family="paragraph" style:parent-style-name="Exalted">
      <style:text-properties fo:language="en" fo:country="US" officeooo:rsid="00988308" officeooo:paragraph-rsid="00988308"/>
    </style:style>
    <style:style style:name="P29" style:family="paragraph" style:parent-style-name="Exalted">
      <style:text-properties fo:language="en" fo:country="US" officeooo:rsid="00dcabe6" officeooo:paragraph-rsid="00dcabe6"/>
    </style:style>
    <style:style style:name="P30" style:family="paragraph" style:parent-style-name="Exalted">
      <style:text-properties fo:language="en" fo:country="US" officeooo:paragraph-rsid="00dd714a"/>
    </style:style>
    <style:style style:name="P31" style:family="paragraph" style:parent-style-name="Exalted">
      <style:text-properties fo:language="en" fo:country="US" officeooo:rsid="00df190e" officeooo:paragraph-rsid="00df190e"/>
    </style:style>
    <style:style style:name="P32" style:family="paragraph" style:parent-style-name="Exalted">
      <style:text-properties fo:language="en" fo:country="US" officeooo:paragraph-rsid="00130601"/>
    </style:style>
    <style:style style:name="P33" style:family="paragraph" style:parent-style-name="Exalted">
      <style:text-properties fo:language="en" fo:country="US" officeooo:paragraph-rsid="00e56723"/>
    </style:style>
    <style:style style:name="P34" style:family="paragraph" style:parent-style-name="Exalted">
      <style:text-properties fo:language="en" fo:country="US" officeooo:rsid="00e6520b" officeooo:paragraph-rsid="00e6520b"/>
    </style:style>
    <style:style style:name="P35" style:family="paragraph" style:parent-style-name="Exalted">
      <style:text-properties fo:language="en" fo:country="US" officeooo:paragraph-rsid="00e84383"/>
    </style:style>
    <style:style style:name="P36"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Exalted">
      <style:text-properties style:use-window-font-color="true" loext:opacity="0%" style:font-name="Times New Roman" fo:font-size="10pt" fo:language="en" fo:country="US" officeooo:rsid="0070fa70" officeooo:paragraph-rsid="006f0f47"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officeooo:paragraph-rsid="0080acb5"/>
    </style:style>
    <style:style style:name="P40" style:family="paragraph" style:parent-style-name="Exalted">
      <style:text-properties officeooo:paragraph-rsid="00a7aa1b"/>
    </style:style>
    <style:style style:name="P41" style:family="paragraph" style:parent-style-name="Exalted">
      <style:text-properties officeooo:paragraph-rsid="00b3e274"/>
    </style:style>
    <style:style style:name="P42" style:family="paragraph" style:parent-style-name="Exalted">
      <style:text-properties officeooo:rsid="00b4c839" officeooo:paragraph-rsid="00b4c839"/>
    </style:style>
    <style:style style:name="P43" style:family="paragraph" style:parent-style-name="Exalted">
      <style:text-properties officeooo:paragraph-rsid="00b95fb3"/>
    </style:style>
    <style:style style:name="P44" style:family="paragraph" style:parent-style-name="Exalted">
      <style:text-properties officeooo:paragraph-rsid="00b22d12"/>
    </style:style>
    <style:style style:name="P45" style:family="paragraph" style:parent-style-name="Exalted">
      <style:text-properties officeooo:paragraph-rsid="00d8a304"/>
    </style:style>
    <style:style style:name="P46" style:family="paragraph" style:parent-style-name="Exalted">
      <style:text-properties officeooo:paragraph-rsid="00dd714a"/>
    </style:style>
    <style:style style:name="P47" style:family="paragraph" style:parent-style-name="Exalted">
      <style:text-properties officeooo:paragraph-rsid="00e56723"/>
    </style:style>
    <style:style style:name="P48" style:family="paragraph" style:parent-style-name="Exalted">
      <style:text-properties officeooo:paragraph-rsid="00eae583"/>
    </style:style>
    <style:style style:name="P49"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fo:hyphenate="false" fo:hyphenation-remain-char-count="2" fo:hyphenation-push-char-count="2" loext:hyphenation-no-caps="false"/>
    </style:style>
    <style:style style:name="P50"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51" style:family="paragraph" style:parent-style-name="Heading_20_3">
      <style:paragraph-properties fo:margin-top="0in" fo:margin-bottom="0in" style:contextual-spacing="false" fo:line-height="100%"/>
      <style:text-properties style:font-name="Sorts Mill Goudy" fo:language="en" fo:country="US" officeooo:paragraph-rsid="0054ea77" style:font-name-asian="Sorts Mill Goudy1" style:font-name-complex="Sorts Mill Goudy1"/>
    </style:style>
    <style:style style:name="P52"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53" style:family="paragraph" style:parent-style-name="Heading_20_3">
      <style:paragraph-properties fo:margin-top="0in" fo:margin-bottom="0in" style:contextual-spacing="false" fo:line-height="100%"/>
      <style:text-properties fo:language="en" fo:country="US" officeooo:paragraph-rsid="006116c5"/>
    </style:style>
    <style:style style:name="P54" style:family="paragraph" style:parent-style-name="Heading_20_3">
      <style:paragraph-properties fo:margin-top="0in" fo:margin-bottom="0in" style:contextual-spacing="false" fo:line-height="100%"/>
      <style:text-properties fo:language="en" fo:country="US" officeooo:rsid="00e07906" officeooo:paragraph-rsid="00e07906"/>
    </style:style>
    <style:style style:name="P55"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69a269"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57"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58" style:family="paragraph" style:parent-style-name="Heading_20_3">
      <style:text-properties fo:language="en" fo:country="US"/>
    </style:style>
    <style:style style:name="P59" style:family="paragraph" style:parent-style-name="Heading_20_3">
      <style:text-properties fo:language="en" fo:country="US" officeooo:rsid="00883362" officeooo:paragraph-rsid="00883362"/>
    </style:style>
    <style:style style:name="P60" style:family="paragraph" style:parent-style-name="Heading_20_3">
      <style:text-properties fo:language="en" fo:country="US" officeooo:rsid="00528a0b" officeooo:paragraph-rsid="00528a0b"/>
    </style:style>
    <style:style style:name="P61" style:family="paragraph" style:parent-style-name="Heading_20_3">
      <style:text-properties fo:language="en" fo:country="US" officeooo:rsid="00dc9428" officeooo:paragraph-rsid="00dc9428"/>
    </style:style>
    <style:style style:name="P62" style:family="paragraph" style:parent-style-name="Heading_20_3">
      <style:text-properties fo:language="en" fo:country="US" officeooo:paragraph-rsid="00dd714a"/>
    </style:style>
    <style:style style:name="P63" style:family="paragraph" style:parent-style-name="Heading_20_3">
      <style:text-properties fo:language="en" fo:country="US" officeooo:paragraph-rsid="00e84383"/>
    </style:style>
    <style:style style:name="P64"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65"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66"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67" style:family="paragraph" style:parent-style-name="Heading_20_3">
      <style:text-properties fo:color="#3d85c6" loext:opacity="100%" style:font-name="Goudy" fo:font-size="12pt" fo:language="en" fo:country="US" officeooo:rsid="00ae1f0a" officeooo:paragraph-rsid="00ae1f0a" style:letter-kerning="false" style:font-name-asian="Modern Antiqua1" style:font-size-asian="12pt" style:language-asian="zh" style:country-asian="CN" style:font-name-complex="Modern Antiqua1" style:font-size-complex="12pt" style:language-complex="hi" style:country-complex="IN"/>
    </style:style>
    <style:style style:name="P68" style:family="paragraph" style:parent-style-name="Heading_20_3">
      <style:text-properties fo:color="#3d85c6" loext:opacity="100%" style:font-name="Goudy" fo:font-size="12pt" fo:language="en" fo:country="US" officeooo:rsid="00b95fb3" officeooo:paragraph-rsid="00b95fb3" style:letter-kerning="false" style:font-name-asian="Modern Antiqua1" style:font-size-asian="12pt" style:language-asian="zh" style:country-asian="CN" style:font-name-complex="Modern Antiqua1" style:font-size-complex="12pt" style:language-complex="hi" style:country-complex="IN"/>
    </style:style>
    <style:style style:name="P69"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70"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71"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72" style:family="paragraph" style:parent-style-name="Heading_20_3">
      <style:text-properties officeooo:paragraph-rsid="00b3e274"/>
    </style:style>
    <style:style style:name="P73"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74" style:family="paragraph" style:parent-style-name="Exalted">
      <style:text-properties fo:language="en" fo:country="US" officeooo:rsid="00eae583" officeooo:paragraph-rsid="00eae583"/>
    </style:style>
    <style:style style:name="P75"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76" style:family="paragraph" style:parent-style-name="Heading_20_10">
      <style:paragraph-properties fo:break-before="column"/>
      <style:text-properties fo:language="en" fo:country="US"/>
    </style:style>
    <style:style style:name="P77" style:family="paragraph" style:parent-style-name="Heading_20_10">
      <style:paragraph-properties fo:break-before="column"/>
      <style:text-properties fo:language="en" fo:country="US" fo:font-weight="normal" style:font-weight-asian="normal" style:font-weight-complex="normal"/>
    </style:style>
    <style:style style:name="P78" style:family="paragraph" style:parent-style-name="Heading_20_10">
      <style:paragraph-properties fo:break-before="column"/>
      <style:text-properties fo:language="en" fo:country="US" officeooo:rsid="00b35a02" officeooo:paragraph-rsid="00d5947e"/>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officeooo:rsid="0005e7c5"/>
    </style:style>
    <style:style style:name="T4" style:family="text">
      <style:text-properties style:use-window-font-color="true" loext:opacity="0%" style:font-name="Times New Roman" fo:font-size="10pt" officeooo:rsid="0050502c"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3be85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404fd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US" officeooo:rsid="00843805"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b3e274"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b4c83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b3e2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df1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officeooo:rsid="000a081d"/>
    </style:style>
    <style:style style:name="T60" style:family="text">
      <style:text-properties officeooo:rsid="000b92e8"/>
    </style:style>
    <style:style style:name="T61" style:family="text">
      <style:text-properties officeooo:rsid="000c6e11"/>
    </style:style>
    <style:style style:name="T62" style:family="text">
      <style:text-properties fo:font-weight="normal" style:font-weight-asian="normal" style:font-weight-complex="normal"/>
    </style:style>
    <style:style style:name="T63" style:family="text">
      <style:text-properties fo:font-weight="normal" officeooo:rsid="000c6e11" style:font-weight-asian="normal" style:font-weight-complex="normal"/>
    </style:style>
    <style:style style:name="T64" style:family="text">
      <style:text-properties fo:font-weight="normal" officeooo:rsid="005e0599" style:font-weight-asian="normal" style:font-weight-complex="normal"/>
    </style:style>
    <style:style style:name="T65" style:family="text">
      <style:text-properties fo:font-weight="normal" officeooo:rsid="006116c5" style:font-weight-asian="normal" style:font-weight-complex="normal"/>
    </style:style>
    <style:style style:name="T66" style:family="text">
      <style:text-properties fo:font-weight="normal" officeooo:rsid="00618e92" style:font-weight-asian="normal" style:font-weight-complex="normal"/>
    </style:style>
    <style:style style:name="T67" style:family="text">
      <style:text-properties fo:font-weight="normal" officeooo:rsid="00678d5b" style:font-weight-asian="normal" style:font-weight-complex="normal"/>
    </style:style>
    <style:style style:name="T68" style:family="text">
      <style:text-properties fo:font-weight="normal" officeooo:rsid="008a19e3" style:font-weight-asian="normal" style:font-weight-complex="normal"/>
    </style:style>
    <style:style style:name="T69" style:family="text">
      <style:text-properties fo:font-weight="normal" officeooo:rsid="003b1229" style:font-weight-asian="normal" style:font-weight-complex="normal"/>
    </style:style>
    <style:style style:name="T70" style:family="text">
      <style:text-properties fo:font-weight="normal" officeooo:rsid="00396b05" style:font-weight-asian="normal" style:font-weight-complex="normal"/>
    </style:style>
    <style:style style:name="T71" style:family="text">
      <style:text-properties fo:font-weight="normal" officeooo:rsid="00e07906" style:font-weight-asian="normal" style:font-weight-complex="normal"/>
    </style:style>
    <style:style style:name="T72" style:family="text">
      <style:text-properties officeooo:rsid="00122021"/>
    </style:style>
    <style:style style:name="T73" style:family="text">
      <style:text-properties officeooo:rsid="002f4bd6"/>
    </style:style>
    <style:style style:name="T74" style:family="text">
      <style:text-properties officeooo:rsid="003287ec"/>
    </style:style>
    <style:style style:name="T75" style:family="text">
      <style:text-properties officeooo:rsid="003d3ac5"/>
    </style:style>
    <style:style style:name="T76" style:family="text">
      <style:text-properties officeooo:rsid="003f08c1"/>
    </style:style>
    <style:style style:name="T77" style:family="text">
      <style:text-properties officeooo:rsid="003f35bc"/>
    </style:style>
    <style:style style:name="T78" style:family="text">
      <style:text-properties officeooo:rsid="00528a0b"/>
    </style:style>
    <style:style style:name="T79" style:family="text">
      <style:text-properties officeooo:rsid="0054583d"/>
    </style:style>
    <style:style style:name="T80" style:family="text">
      <style:text-properties officeooo:rsid="0054ea77"/>
    </style:style>
    <style:style style:name="T81" style:family="text">
      <style:text-properties officeooo:rsid="00586657"/>
    </style:style>
    <style:style style:name="T82" style:family="text">
      <style:text-properties officeooo:rsid="005d607f"/>
    </style:style>
    <style:style style:name="T83" style:family="text">
      <style:text-properties style:font-name="Sorts Mill Goudy" style:font-name-asian="Sorts Mill Goudy1" style:font-name-complex="Sorts Mill Goudy1"/>
    </style:style>
    <style:style style:name="T84" style:family="text">
      <style:text-properties officeooo:rsid="006116c5"/>
    </style:style>
    <style:style style:name="T85"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86"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87"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88" style:family="text">
      <style:text-properties fo:color="#3d85c6" loext:opacity="100%" style:font-name="Goudy" fo:font-size="12pt" fo:language="en" fo:country="US" officeooo:rsid="00b3e274" style:letter-kerning="false" style:font-name-asian="Modern Antiqua1" style:font-size-asian="12pt" style:language-asian="zh" style:country-asian="CN" style:font-name-complex="Modern Antiqua1" style:font-size-complex="12pt" style:language-complex="hi" style:country-complex="IN"/>
    </style:style>
    <style:style style:name="T89" style:family="text">
      <style:text-properties fo:color="#3d85c6" loext:opacity="100%" style:font-name="Goudy" fo:font-size="12pt" fo:language="en" fo:country="US" officeooo:rsid="00b67624" style:letter-kerning="false" style:font-name-asian="Modern Antiqua1" style:font-size-asian="12pt" style:language-asian="zh" style:country-asian="CN" style:font-name-complex="Modern Antiqua1" style:font-size-complex="12pt" style:language-complex="hi" style:country-complex="IN"/>
    </style:style>
    <style:style style:name="T90" style:family="text">
      <style:text-properties officeooo:rsid="006595d7"/>
    </style:style>
    <style:style style:name="T91" style:family="text">
      <style:text-properties officeooo:rsid="0067e937"/>
    </style:style>
    <style:style style:name="T92" style:family="text">
      <style:text-properties officeooo:rsid="007903c6"/>
    </style:style>
    <style:style style:name="T93" style:family="text">
      <style:text-properties officeooo:rsid="007bd215"/>
    </style:style>
    <style:style style:name="T94" style:family="text">
      <style:text-properties officeooo:rsid="007da857"/>
    </style:style>
    <style:style style:name="T95" style:family="text">
      <style:text-properties officeooo:rsid="007e85d3"/>
    </style:style>
    <style:style style:name="T96" style:family="text">
      <style:text-properties officeooo:rsid="007fb53c"/>
    </style:style>
    <style:style style:name="T97" style:family="text">
      <style:text-properties officeooo:rsid="008322a7"/>
    </style:style>
    <style:style style:name="T98" style:family="text">
      <style:text-properties officeooo:rsid="00883362"/>
    </style:style>
    <style:style style:name="T99" style:family="text">
      <style:text-properties officeooo:rsid="008a34f1"/>
    </style:style>
    <style:style style:name="T100" style:family="text">
      <style:text-properties officeooo:rsid="008c1238"/>
    </style:style>
    <style:style style:name="T101" style:family="text">
      <style:text-properties officeooo:rsid="008d7721"/>
    </style:style>
    <style:style style:name="T102" style:family="text">
      <style:text-properties officeooo:rsid="008e806d"/>
    </style:style>
    <style:style style:name="T103" style:family="text">
      <style:text-properties officeooo:rsid="008f3d21"/>
    </style:style>
    <style:style style:name="T104" style:family="text">
      <style:text-properties officeooo:rsid="00399e15"/>
    </style:style>
    <style:style style:name="T105" style:family="text">
      <style:text-properties officeooo:rsid="0090f9a1"/>
    </style:style>
    <style:style style:name="T106" style:family="text">
      <style:text-properties officeooo:rsid="00931e18"/>
    </style:style>
    <style:style style:name="T107" style:family="text">
      <style:text-properties officeooo:rsid="00968036"/>
    </style:style>
    <style:style style:name="T108" style:family="text">
      <style:text-properties officeooo:rsid="00971edc"/>
    </style:style>
    <style:style style:name="T109" style:family="text">
      <style:text-properties fo:font-style="italic" style:font-style-asian="italic" style:font-style-complex="italic"/>
    </style:style>
    <style:style style:name="T110" style:family="text">
      <style:text-properties fo:language="en" fo:country="US"/>
    </style:style>
    <style:style style:name="T111" style:family="text">
      <style:text-properties fo:language="en" fo:country="US" fo:font-weight="bold" style:font-weight-asian="bold"/>
    </style:style>
    <style:style style:name="T112" style:family="text">
      <style:text-properties fo:language="en" fo:country="US" fo:font-weight="bold" officeooo:rsid="00988308" style:font-weight-asian="bold"/>
    </style:style>
    <style:style style:name="T113" style:family="text">
      <style:text-properties fo:language="en" fo:country="US" fo:font-weight="normal" officeooo:rsid="00aef121" style:font-weight-asian="normal" style:font-weight-complex="normal"/>
    </style:style>
    <style:style style:name="T114" style:family="text">
      <style:text-properties fo:language="en" fo:country="US" fo:font-weight="normal" officeooo:rsid="00b82660" style:font-weight-asian="normal" style:font-weight-complex="normal"/>
    </style:style>
    <style:style style:name="T115" style:family="text">
      <style:text-properties fo:language="en" fo:country="US" fo:font-weight="normal" officeooo:rsid="00d959be" style:font-weight-asian="normal" style:font-weight-complex="normal"/>
    </style:style>
    <style:style style:name="T116" style:family="text">
      <style:text-properties fo:language="en" fo:country="US" fo:font-weight="normal" officeooo:rsid="00eae583" style:font-weight-asian="normal" style:font-weight-complex="normal"/>
    </style:style>
    <style:style style:name="T117" style:family="text">
      <style:text-properties fo:language="en" fo:country="US" officeooo:rsid="00b22d12"/>
    </style:style>
    <style:style style:name="T118" style:family="text">
      <style:text-properties fo:language="en" fo:country="US" officeooo:rsid="00b35a02"/>
    </style:style>
    <style:style style:name="T119" style:family="text">
      <style:text-properties fo:language="en" fo:country="US" officeooo:rsid="007bd215"/>
    </style:style>
    <style:style style:name="T120" style:family="text">
      <style:text-properties fo:language="en" fo:country="US" officeooo:rsid="0059458d"/>
    </style:style>
    <style:style style:name="T121" style:family="text">
      <style:text-properties fo:language="en" fo:country="US" officeooo:rsid="00988308"/>
    </style:style>
    <style:style style:name="T122" style:family="text">
      <style:text-properties fo:language="en" fo:country="US" officeooo:rsid="003b1229"/>
    </style:style>
    <style:style style:name="T123" style:family="text">
      <style:text-properties fo:language="en" fo:country="US" officeooo:rsid="00913f5a"/>
    </style:style>
    <style:style style:name="T124" style:family="text">
      <style:text-properties fo:language="en" fo:country="US" officeooo:rsid="0091e4e5"/>
    </style:style>
    <style:style style:name="T125" style:family="text">
      <style:text-properties fo:language="en" fo:country="US" officeooo:rsid="00eae583"/>
    </style:style>
    <style:style style:name="T126" style:family="text">
      <style:text-properties officeooo:rsid="00b67624"/>
    </style:style>
    <style:style style:name="T127" style:family="text">
      <style:text-properties officeooo:rsid="00bf88c7"/>
    </style:style>
    <style:style style:name="T128" style:family="text">
      <style:text-properties officeooo:rsid="00c3117a"/>
    </style:style>
    <style:style style:name="T129" style:family="text">
      <style:text-properties officeooo:rsid="00e31436"/>
    </style:style>
    <style:style style:name="T130" style:family="text">
      <style:text-properties officeooo:rsid="00e501a9"/>
    </style:style>
    <style:style style:name="T131" style:family="text">
      <style:text-properties officeooo:rsid="00e07906"/>
    </style:style>
    <style:style style:name="T132" style:family="text">
      <style:text-properties officeooo:rsid="00e6a454"/>
    </style:style>
    <style:style style:name="T133" style:family="text">
      <style:text-properties officeooo:rsid="00afd163"/>
    </style:style>
    <style:style style:name="T134" style:family="text">
      <style:text-properties officeooo:rsid="00ea2286"/>
    </style:style>
    <style:style style:name="T135" style:family="text">
      <style:text-properties officeooo:rsid="00ed9652"/>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10"/>
        <text:h text:style-name="P3" text:outline-level="2">Global</text:h>
        <text:h text:style-name="P50" text:outline-level="3">There is No Wind</text:h>
        <text:p text:style-name="P10"><text:span text:style-name="T1">Cost: </text:span>1m; <text:line-break/><text:span text:style-name="T2">Type: </text:span>Supplemental (Ranged Attack)<text:line-break/><text:span text:style-name="T1">Mins: <text:s/></text:span>(Ranged Ability) 1</text:p>
        <text:p text:style-name="P10">When using a ranged attack, reduce up to (Essence) dice of Disadvantages caused by non-visual conditions such as high winds, storms, sleet, and other similar Environmental Effects.</text:p>
        <text:h text:style-name="P51" text:outline-level="3">Dragonfly Finds Mate</text:h>
        <text:p text:style-name="P11"><text:span text:style-name="T1">Cost: --</text:span><text:line-break/><text:span text:style-name="T1">Type: </text:span><text:span text:style-name="T4">Permanent</text:span><text:line-break/><text:span text:style-name="T1">Mins: </text:span><text:s/><text:span text:style-name="T5">(Ranged Ability)</text:span> <text:span text:style-name="T80">3</text:span></text:p>
        <text:p text:style-name="P12">The Exalt lets loose their weapon, knocking incoming projectiles out of the sky.</text:p>
        <text:p text:style-name="P11"><text:span text:style-name="T78">Against any Ranged attack, </text:span><text:span text:style-name="T79">you may d</text:span><text:span text:style-name="T78">efine DV as (Dexterity + Archery)/2. </text:span><text:span text:style-name="T80">This may be used to Defend Others who are within Medium Range.</text:span></text:p>
        <text:h text:style-name="P5" text:outline-level="2">Archery</text:h>
        <text:h text:style-name="P58" text:outline-level="3">Flashing Vengeance Draw<text:tab/></text:h>
        <text:p text:style-name="P10"><text:span text:style-name="T1">Cost: </text:span><text:span text:style-name="T65">3</text:span>m, <text:span text:style-name="T3">1</text:span>i <text:line-break/><text:span text:style-name="T1">Type: </text:span>Reflexive<text:line-break/><text:span text:style-name="T1">Mins: </text:span>Archery 1</text:p>
        <text:p text:style-name="P10">After the Initiative Order has been decided but before the first Action, the Archer may make an immediate <text:span text:style-name="T6">Maneuver.</text:span></text:p>
        <text:h text:style-name="P59" text:outline-level="3">Aimed Shot</text:h>
        <text:p text:style-name="P13">Cost:<text:span text:style-name="T62"> </text:span><text:span text:style-name="T68">3</text:span><text:span text:style-name="T62">m<text:line-break/></text:span>Type: <text:span text:style-name="T62">Supplemental<text:line-break/></text:span>Mins:<text:span text:style-name="T62"> Archery 1</text:span></text:p>
        <text:p text:style-name="P15">The Archer holds their shot still, increasing their Accuracy by (Essence) Dice.</text:p>
        <text:h text:style-name="P50" text:outline-level="3">Forceful Arrow<text:span text:style-name="T98">s</text:span><text:tab/></text:h>
        <text:p text:style-name="P10"><text:span text:style-name="T1">Cost: </text:span><text:span text:style-name="T65">2</text:span>m<text:line-break/><text:span text:style-name="T1">Type: </text:span>Supplemental<text:line-break/><text:span text:style-name="T1">Mins: </text:span>Archery 2</text:p>
        <text:p text:style-name="P10"><text:span text:style-name="T7">On </text:span><text:span text:style-name="T8">a successful </text:span><text:span text:style-name="T9">h</text:span><text:span text:style-name="T10">it,</text:span> the target <text:span text:style-name="T60">is</text:span> knocked back one Range Band from the Archer.</text:p>
        <text:p text:style-name="P10">Alternatively, the Exalt may choose to knock themselves backwards <text:span text:style-name="T59">from their target </text:span><text:span text:style-name="T84">by </text:span>one Range Band.</text:p>
        <text:h text:style-name="P53" text:outline-level="3"><text:span text:style-name="T85">Hunter’s Swift Answer</text:span><text:span text:style-name="T83"><text:tab/></text:span></text:h>
        <text:p text:style-name="P17"><text:span text:style-name="T1">Cost: </text:span><text:span text:style-name="T66">2</text:span>m<text:line-break/><text:span text:style-name="T1">Type: </text:span><text:span text:style-name="T11">Reflexive</text:span><text:line-break/><text:span text:style-name="T1">Mins: </text:span>Archery 2</text:p>
        <text:p text:style-name="P36">After Successfully disengaging, the Archer fires a returning blow on their pursuer, causing them to lose 3 Impulse.</text:p>
        <text:h text:style-name="P50" text:outline-level="3">Flying Anchor</text:h>
        <text:p text:style-name="P10"><text:span text:style-name="T1">Cost: </text:span><text:span text:style-name="T64">2</text:span>m<text:line-break/><text:span text:style-name="T1">Type: </text:span><text:span text:style-name="T12">Supplemental</text:span><text:line-break/><text:span text:style-name="T1">Mins: </text:span>Archery 3</text:p>
        <text:p text:style-name="P18"><text:span text:style-name="T72">On </text:span><text:span text:style-name="T74">H</text:span><text:span text:style-name="T73">it,</text:span><text:span text:style-name="T12"> the target becomes pinned, </text:span><text:span text:style-name="T13">unable to move from their location for one Round.</text:span></text:p>
        <text:h text:style-name="P52" text:outline-level="3">Arrow Storm Technique</text:h>
        <text:p text:style-name="P19"><text:span text:style-name="T1">Cost: </text:span><text:span text:style-name="T63">3</text:span>m, <text:span text:style-name="T61">1</text:span>i<text:line-break/><text:span text:style-name="T1">Type: </text:span>Supplemental (Attack)<text:line-break/><text:span text:style-name="T1">Mins: </text:span>Archery 3</text:p>
        <text:p text:style-name="P19"><text:span text:style-name="T13">The Exalt buries an area with a flurry of arrows, </text:span><text:span text:style-name="T14">making sure that at least one will hit. Their attack targets Soak instead of DV.</text:span></text:p>
        <text:h text:style-name="P76" text:outline-level="10">Greater Charms</text:h>
        <text:h text:style-name="P58" text:outline-level="3">Accuracy Without Distance</text:h>
        <text:p text:style-name="P10"><text:span text:style-name="T1">Cost: --<text:line-break/>Type: </text:span>Permanent <text:line-break/><text:span text:style-name="T1">Mins: </text:span>Archery 4</text:p>
        <text:p text:style-name="P10">The Exalts Archery attacks <text:span text:style-name="T135">know no bounds</text:span>. <text:span text:style-name="T15">They may now attack at Long Range, and at Melee Range for no penalty.</text:span></text:p>
        <text:p text:style-name="P10"/>
        <text:h text:style-name="P5" text:outline-level="2">Athletics</text:h>
        <text:h text:style-name="P58"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6">thin wires</text:span>.</text:p>
        <text:h text:style-name="P50" text:outline-level="3">Soaring Leap</text:h>
        <text:p text:style-name="P10"><text:span text:style-name="T1">Cost: </text:span><text:span text:style-name="T67">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7">a single story</text:span> <text:span text:style-name="T130">vertically or horizontally </text:span>in one bound, <text:span text:style-name="T91">and may continue to vault upwards if there is some surface firm enough for their force.</text:span></text:p>
        <text:p text:style-name="P20"><text:span text:style-name="T91">In addition, Exalts do not take</text:span> fall damage <text:span text:style-name="T17">from such leaps, nor from descending from all but the tallest of buildings.</text:span></text:p>
        <text:h text:style-name="P50"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32">In combat, <text:span text:style-name="T90">the character can Dash without Impulse cost or DV penalty.</text:span></text:p>
        <text:h text:style-name="P57" text:outline-level="3">Flashing Anticipation</text:h>
        <text:p text:style-name="P47"><text:span text:style-name="T111">Cost: --</text:span><text:span text:style-name="T110"><text:line-break/></text:span><text:span text:style-name="T111">Type: </text:span><text:span text:style-name="T51">Permanent</text:span><text:span text:style-name="T110"><text:line-break/></text:span><text:span text:style-name="T111">Mins: </text:span><text:span text:style-name="T110">Athletics 3</text:span></text:p>
        <text:p text:style-name="P34">The Exalt adds <text:span text:style-name="T132">+</text:span>(Essence) to their Initiative.</text:p>
        <text:h text:style-name="P76" text:outline-level="10">Greater Charms</text:h>
        <text:h text:style-name="P50"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129">a</text:span> horizontal surfaces, such as bridges or roofs, so long as they continue to run. </text:p>
        <text:h text:style-name="P56" text:outline-level="3">Rolling with the Punches.</text:h>
        <text:p text:style-name="P33"><text:span text:style-name="T1">Cost: </text:span><text:span text:style-name="T71">(3m per Dmg.)</text:span><text:line-break/><text:span text:style-name="T1">Type: </text:span><text:span text:style-name="T28">Reflexive</text:span><text:line-break/><text:span text:style-name="T1">Mins: </text:span>Athletics <text:span text:style-name="T131">5</text:span></text:p>
        <text:p text:style-name="P75">For every 3 motes spent, reduce incoming damage by 1 point, with no more than (Essence) damage reduced per single attack.</text:p>
        <text:h text:style-name="P54" text:outline-level="3"/>
        <text:h text:style-name="P55" text:outline-level="3"/>
        <text:p text:style-name="P37"/>
        <text:h text:style-name="P5" text:outline-level="2">Awareness</text:h>
        <text:h text:style-name="P58" text:outline-level="3">Sight Without Eyes</text:h>
        <text:p text:style-name="P10"><text:span text:style-name="T1">Cost:</text:span> 2m<text:line-break/><text:span text:style-name="T1">Type: </text:span>Reflexive; Scene<text:line-break/><text:span text:style-name="T1">Mins</text:span>: Awareness 1</text:p>
        <text:p text:style-name="P10">Reduce any disadvantage from visual conditions such as smoke, fog, and darkness by up to (Essence) dice.</text:p>
        <text:h text:style-name="P58" text:outline-level="3">Awakening Eye</text:h>
        <text:p text:style-name="P10"><text:span text:style-name="T1">Cost:</text:span> 3m<text:line-break/><text:span text:style-name="T1">Type: </text:span>Reflexive<text:line-break/><text:span text:style-name="T1">Mins</text:span>: Awareness 2</text:p>
        <text:p text:style-name="P10">Re-roll a<text:span text:style-name="T18">n Initiati</text:span><text:span text:style-name="T19">v</text:span><text:span text:style-name="T18">e</text:span> Roll, taking the preferred result. This may only be done once <text:span text:style-name="T134">per combat</text:span>.</text:p>
        <text:h text:style-name="P58" text:outline-level="3">Uncanny Perception Technique</text:h>
        <text:p text:style-name="P10"><text:span text:style-name="T1">Cost: --<text:line-break/>Type: </text:span>Permanent<text:line-break/><text:span text:style-name="T1">Mins: </text:span>Awareness 2</text:p>
        <text:p text:style-name="Exalted"><text:span text:style-name="T110">The presence of dematerialized, intangible, or otherwise spectral creatures may be </text:span><text:span text:style-name="T32">native</text:span><text:span text:style-name="T33">ly</text:span><text:span text:style-name="T110">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58"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0">never suffers from the ill effects of an Ambush Round.</text:span></text:p>
        <text:h text:style-name="P63" text:outline-level="3">Inner Eye Focus</text:h>
        <text:p text:style-name="P35"><text:span text:style-name="T1">Cost: </text:span>4m<text:line-break/><text:span text:style-name="T1">Type: </text:span>Reflexive<text:line-break/><text:span text:style-name="T1">Mins: </text:span>Awareness 4</text:p>
        <text:p text:style-name="P35">Re-roll an Awareness Roll, taking the preferred result. This may only be done once <text:span text:style-name="T133">per action</text:span>.</text:p>
        <text:h text:style-name="P76" text:outline-level="10">Greater Charms</text:h>
        <text:h text:style-name="P58" text:outline-level="3">Sense-Destroying Method</text:h>
        <text:p text:style-name="P21"><text:span text:style-name="T1">Cost: </text:span>6m<text:line-break/><text:span text:style-name="T1">Type: </text:span><text:span text:style-name="T29">Simple</text:span><text:line-break/><text:span text:style-name="T1">Mins: </text:span>Awareness 4</text:p>
        <text:p text:style-name="Exalted"><text:span text:style-name="T110">On touching a target, and by successfully rolling (</text:span><text:span text:style-name="T50">Wits</text:span><text:span text:style-name="T110"> + Awareness) vs the target’s (Stamina + Physique), the Exalt can destroy one of the classical five senses at their choice. Only one sense of a target may be destroyed in a particular scene.</text:span></text:p>
        <text:p text:style-name="P10">Undoing this destruction is a Medicine Project of at least 10 PR. Most targets will not have this luxury.</text:p>
        <text:h text:style-name="P71" text:outline-level="3">Watchful Justicar’s Eye</text:h>
        <text:p text:style-name="P48"><text:span text:style-name="T111">Cost: </text:span><text:span text:style-name="T116">4m</text:span><text:span text:style-name="T110"><text:line-break/></text:span><text:span text:style-name="T111">Type: </text:span><text:span text:style-name="T52">Simple</text:span><text:span text:style-name="T110">; </text:span><text:span text:style-name="T125">Scene</text:span><text:span text:style-name="T110"><text:line-break/></text:span><text:span text:style-name="T111">Mins: </text:span><text:span text:style-name="T110">Awareness 4</text:span></text:p>
        <text:p text:style-name="P74">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10"/>
        <text:h text:style-name="P5" text:outline-level="2">Brawl</text:h>
        <text:h text:style-name="P58" text:outline-level="3">Ox-Stunning Blow</text:h>
        <text:p text:style-name="P10"><text:span text:style-name="T1">Cost:</text:span> <text:span text:style-name="T95">3</text:span>m<text:line-break/><text:span text:style-name="T1">Type: </text:span>Supplemental<text:line-break/><text:span text:style-name="T1">Mins</text:span>: Brawl 1</text:p>
        <text:p text:style-name="Exalted"><text:span text:style-name="T46">On </text:span><text:span text:style-name="T47">a Brawl </text:span><text:span text:style-name="T48">Attack </text:span><text:span text:style-name="T47">Maneuver higher than the target’s Soak</text:span><text:span text:style-name="T110">, remove </text:span><text:span text:style-name="T119">2</text:span><text:span text:style-name="T120"> + </text:span><text:span text:style-name="T110">(Essence) Impulse from the target.</text:span></text:p>
        <text:h text:style-name="P58" text:outline-level="3">Sledgehammer Strike</text:h>
        <text:p text:style-name="P10"><text:span text:style-name="T1">Cost:</text:span> 4m<text:line-break/><text:span text:style-name="T1">Type: </text:span>Supplemental<text:line-break/><text:span text:style-name="T1">Mins</text:span>: Brawl 2</text:p>
        <text:p text:style-name="P10"><text:span text:style-name="T21">On Feats of Strength,</text:span> <text:span text:style-name="T82">such as breaking through walls or destroying scenery, </text:span>add (Essence)<text:span text:style-name="T81">x2</text:span> dice.</text:p>
        <text:p text:style-name="P10"><text:span text:style-name="T76">Decisive Strikes</text:span><text:span text:style-name="T75"> a</text:span>gainst animate beings (such as Earth elementals and golems), add (Essence) dice to <text:span text:style-name="T77">Accuracy.</text:span></text:p>
        <text:h text:style-name="P64" text:outline-level="3">Force-Delivering Blow</text:h>
        <text:p text:style-name="P22"><text:span text:style-name="T1">Cost:</text:span> <text:span text:style-name="T92">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65" text:outline-level="3">Foe-Toppling Maneuver</text:h>
        <text:p text:style-name="P24"><text:span text:style-name="T1">Cost:</text:span> <text:span text:style-name="T94">3</text:span>m<text:line-break/><text:span text:style-name="T1">Type: </text:span>Supplemental<text:line-break/><text:span text:style-name="T1">Mins</text:span>: Brawl <text:span text:style-name="T93">3</text:span></text:p>
        <text:p text:style-name="P25"><text:span text:style-name="T92">On a successful Decisive Brawl Attack, </text:span><text:span text:style-name="T127">or a Brawl </text:span><text:span text:style-name="T128">Attack</text:span><text:span text:style-name="T127"> Maneuver that exceeds the target’s DV, </text:span><text:span text:style-name="T93">destabilize their movements and footing causing them to be stunned and remove </text:span><text:span text:style-name="T22">4 Dice from the </text:span><text:span text:style-name="T23">next action.</text:span></text:p>
        <text:h text:style-name="P77" text:outline-level="10">Greater Charms</text:h>
        <text:h text:style-name="P5" text:outline-level="2">Craft</text:h>
        <text:h text:style-name="P70" text:outline-level="3">Workshop Without Bounds</text:h>
        <text:p text:style-name="P46"><text:span text:style-name="T111">Cost: </text:span><text:span text:style-name="T110">2m<text:line-break/></text:span><text:span text:style-name="T111">Type: </text:span><text:span text:style-name="T58">Supplemental; Scene</text:span><text:span text:style-name="T110"><text:line-break/></text:span><text:span text:style-name="T111">Mins: </text:span><text:span text:style-name="T110">Craft 1</text:span></text:p>
        <text:p text:style-name="P31">When working without the proper tools, reduce the Disadvantage by up to (Essence) dice.</text:p>
        <text:h text:style-name="P58" text:outline-level="3">Durability-Enhancing Technique</text:h>
        <text:p text:style-name="P21"><text:span text:style-name="T1">Cost: </text:span>2m<text:line-break/><text:span text:style-name="T1">Type: </text:span><text:span text:style-name="T29">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103">longer</text:span> considered “mundane,” and increases the difficulty to break or otherwise destroy it by (Essence).</text:p>
        <text:p text:style-name="P29">A Project may be performed to make this enhancement permanent.</text:p>
        <text:h text:style-name="P58" text:outline-level="3">Discerning Craftsmanship</text:h>
        <text:p text:style-name="P10"><text:span text:style-name="T1">Cost: </text:span>3m<text:line-break/><text:span text:style-name="T1">Type: </text:span><text:span text:style-name="T29">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108">I</text:span>f this current object they are studying is in <text:span text:style-name="T109">fact</text:span> a forgery, the difficulty to recognize this fact is lowered by 1.</text:p>
        <text:h text:style-name="P62" text:outline-level="3"><text:span text:style-name="T86">Deftly Applied Tools</text:span><text:span text:style-name="T87"> </text:span></text:h>
        <text:p text:style-name="P30"><text:span text:style-name="T1">Cost: </text:span><text:span text:style-name="T69">5</text:span>m<text:line-break/><text:span text:style-name="T1">Type: </text:span><text:span text:style-name="T70">Supplemental</text:span><text:line-break/><text:span text:style-name="T1">Mins: </text:span>Craft <text:span text:style-name="T104">3</text:span></text:p>
        <text:p text:style-name="P46"><text:span text:style-name="T122">All things, with the proper </text:span><text:span text:style-name="T123">study and analysis, may be approached without the need for brute force. </text:span><text:span text:style-name="T124">During Feats of Strength, such as lifting, carrying, or destroying crafted materials, they may use (</text:span><text:span text:style-name="T50">Wits</text:span><text:span text:style-name="T124"> + Craft) roll instead, gaining (Essence) immediate successes.</text:span></text:p>
        <text:h text:style-name="P66" text:outline-level="3">Crack-Mending Eye</text:h>
        <text:p text:style-name="P26"><text:span text:style-name="T1">Cost: --</text:span><text:line-break/><text:span text:style-name="T1">Type: </text:span><text:span text:style-name="T30">Permanent</text:span><text:line-break/><text:span text:style-name="T1">Mins: </text:span>Craft <text:span text:style-name="T96">3</text:span></text:p>
        <text:p text:style-name="P39"><text:span text:style-name="T34">Projects to </text:span><text:span text:style-name="T35">r</text:span><text:span text:style-name="T34">epair, </text:span><text:span text:style-name="T35">a</text:span><text:span text:style-name="T36">lter, or </text:span><text:span text:style-name="T35">d</text:span><text:span text:style-name="T36">estroy</text:span><text:span text:style-name="T34"> crafted materials </text:span><text:span text:style-name="T36">such as</text:span><text:span text:style-name="T34"> Manses, Artifacts, and other such physical goods are now 1 scale easier. </text:span><text:span text:style-name="T37">i.e.</text:span><text:span text:style-name="T34"> Minor repairs are -3 Scale, Major -2, and Monumental -1 </text:span><text:span text:style-name="T38">against their</text:span><text:span text:style-name="T34"> base Project cost.</text:span></text:p>
        <text:h text:style-name="P58" text:outline-level="3"/>
        <text:h text:style-name="P4" text:outline-level="3">Mark of the Maker</text:h>
        <text:p text:style-name="P21"><text:span text:style-name="T1">Cost: </text:span>3m<text:line-break/><text:span text:style-name="T1">Type: </text:span><text:span text:style-name="T29">Simple</text:span><text:line-break/><text:span text:style-name="T1">Mins: </text:span>Craft <text:span text:style-name="T105">3</text:span></text:p>
        <text:p text:style-name="P30">Glean immediate insight into the original purpose, material makeup, age, and other such information while studying a <text:span text:style-name="T100">Craft</text:span><text:span text:style-name="T101">ed</text:span> object. <text:span text:style-name="T102">Often, you are able to glance into the very emotions of the original craftsman </text:span><text:span text:style-name="T106">at the moment</text:span><text:span text:style-name="T102">, seeing it in the handiwork of their creation.</text:span></text:p>
        <text:h text:style-name="Heading_20_10" text:outline-level="10">Greater Charms</text:h>
        <text:h text:style-name="P58" text:outline-level="3">Timely Prototype</text:h>
        <text:p text:style-name="P21"><text:span text:style-name="T1">Cost: </text:span>5m<text:line-break/><text:span text:style-name="T1">Type: </text:span><text:span text:style-name="T29">Simple</text:span><text:line-break/><text:span text:style-name="T1">Mins: </text:span>Craft 4</text:p>
        <text:p text:style-name="P27">On activation of this charm, the Exalt may immediately finish a Craft Project they have in the works. <text:span text:style-name="T107">They may go up to 20 Res in debt to do so.</text:span> </text:p>
        <text:p text:style-name="P27">Th<text:span text:style-name="T25">e Obstruction roll immediately activates, and may provide </text:span><text:span text:style-name="T26">additional complications</text:span><text:span text:style-name="T25"> on the scene.</text:span></text:p>
        <text:p text:style-name="P10"><text:span text:style-name="T1">Permanent Effect:</text:span> On purchasing this charm, and at the start of each <text:span text:style-name="T99">S</text:span>tory, the Exalt gains an additional +15 RES, <text:span text:style-name="T97">which may only </text:span>be used only for Craft Projects.</text:p>
        <text:h text:style-name="P61" text:outline-level="3"/>
        <text:p text:style-name="P10"/>
        <text:p text:style-name="P10"/>
        <text:p text:style-name="P10"/>
        <text:h text:style-name="P6" text:outline-level="2">Deception</text:h>
        <text:h text:style-name="P68" text:outline-level="3"><text:span text:style-name="T126">M</text:span>imicry of Form</text:h>
        <text:p text:style-name="P43"><text:span text:style-name="T111">Cost: </text:span><text:span text:style-name="T114">3</text:span><text:span text:style-name="T110">m<text:line-break/></text:span><text:span text:style-name="T111">Type: </text:span><text:span text:style-name="T55">Simple; </text:span><text:span text:style-name="T56">W</text:span><text:span text:style-name="T55">eek</text:span><text:span text:style-name="T110"><text:line-break/></text:span><text:span text:style-name="T111">Mins: </text:span><text:span text:style-name="T40">Deception</text:span><text:span text:style-name="T39"> </text:span><text:span text:style-name="T44">1</text:span></text:p>
        <text:p text:style-name="P43"><text:span text:style-name="T44">After studying a mannerism of a target for a short time, such as handwriting, voice, or even walking pattern, the Exalt may replicate it as needed for a week, gaining (Essence) additional d</text:span><text:span text:style-name="T45">ice to do so.</text:span></text:p>
        <text:h text:style-name="P72" text:outline-level="3"><text:span text:style-name="T88">Words within Word</text:span><text:span text:style-name="T89">s</text:span></text:h>
        <text:p text:style-name="P41"><text:span text:style-name="T111">Cost: </text:span><text:span text:style-name="T114">3</text:span><text:span text:style-name="T110">m<text:line-break/></text:span><text:span text:style-name="T111">Type: </text:span><text:span text:style-name="T54">Supplemental</text:span><text:span text:style-name="T110"><text:line-break/></text:span><text:span text:style-name="T111">Mins: </text:span><text:span text:style-name="T40">Deception</text:span><text:span text:style-name="T39"> </text:span><text:span text:style-name="T42">2</text:span></text:p>
        <text:p text:style-name="P41"><text:span text:style-name="T42">By speaking </text:span><text:span text:style-name="T43">with specific phrases, deliberate pauses, and coded words, you may convey a message or socially influence a single target in a group.</text:span></text:p>
        <text:p text:style-name="P42"><text:span text:style-name="T43">T</text:span><text:span text:style-name="T31">hose attentively listening may roll an (Insight + Awareness) roll against your Guile to notice that a coded message has been spoken. Like all defenses, you may deliberately choose to fail.</text:span></text:p>
        <text:h text:style-name="P67" text:outline-level="3">False Pursuit</text:h>
        <text:p text:style-name="P40"><text:span text:style-name="T111">Cost: </text:span><text:span text:style-name="T113">4</text:span><text:span text:style-name="T110">m<text:line-break/></text:span><text:span text:style-name="T111">Type: </text:span><text:span text:style-name="T53">Simple</text:span><text:span text:style-name="T110">; Scene<text:line-break/></text:span><text:span text:style-name="T111">Mins: </text:span><text:span text:style-name="T40">Deception</text:span><text:span text:style-name="T39"> 3</text:span></text:p>
        <text:p text:style-name="P44"><text:span text:style-name="T117">On a successful (Charisma + Deception) roll against the Guile of a target, they become convinced that an ultimately benign or small point of the Scene holds great value to their </text:span><text:span text:style-name="T41">current goal</text:span><text:span text:style-name="T117">. For example, they may be convinced that </text:span><text:span text:style-name="T118">the blades used murder are made of a special composition, which is a keystone to their case, despite the blades being only slightly out of normal make.</text:span></text:p>
        <text:h text:style-name="P78" text:outline-level="10">Greater Charms</text:h>
        <text:h text:style-name="P6" text:outline-level="2">Integrity</text:h>
        <text:h text:style-name="P69" text:outline-level="3">Enduring Mental Toughness</text:h>
        <text:p text:style-name="P45"><text:span text:style-name="T112">Cost: </text:span><text:span text:style-name="T115">3</text:span><text:span text:style-name="T121">m<text:line-break/></text:span><text:span text:style-name="T112">Type: </text:span><text:span text:style-name="T57">Reflexive</text:span><text:span text:style-name="T55">; </text:span><text:span text:style-name="T57">Scene</text:span><text:span text:style-name="T121"><text:line-break/></text:span><text:span text:style-name="T112">Mins: </text:span><text:span text:style-name="T49">Integrity</text:span><text:span text:style-name="T39"> </text:span><text:span text:style-name="T44">1</text:span></text:p>
        <text:p text:style-name="P38">For the scene, remove any Disadvantages to Resolve or Guile caused by pain, illness, or other such physical anguish that the Exalt is enduring</text:p>
        <text:h text:style-name="P6" text:outline-level="2">Leadership</text:h>
        <text:p text:style-name="P28"/>
        <text:h text:style-name="P6" text:outline-level="2">Lore</text:h>
        <text:h text:style-name="P6" text:outline-level="2">Medicine</text:h>
        <text:h text:style-name="P7" text:outline-level="2">Melee</text:h>
        <text:h text:style-name="P60" text:outline-level="3">Blow Deflecting Stance</text:h>
        <text:p text:style-name="P14">Cost: <text:span text:style-name="T62">--<text:line-break/></text:span>Type: <text:span text:style-name="T62">Permanent<text:line-break/></text:span>Mins:<text:span text:style-name="T62"> Melee 3</text:span></text:p>
        <text:p text:style-name="P16">DV may be defined as (Dexterity + Melee)/2</text:p>
        <text:h text:style-name="P6" text:outline-level="2">Navigation</text:h>
        <text:h text:style-name="P6" text:outline-level="2">Performance</text:h>
        <text:h text:style-name="P5" text:outline-level="2"/>
        <text:h text:style-name="P5" text:outline-level="2">Physique</text:h>
        <text:h text:style-name="P58" text:outline-level="3">Stone-Shattering Step</text:h>
        <text:p text:style-name="P10"><text:span text:style-name="T1">Cost: </text:span>2m<text:line-break/><text:span text:style-name="T1">Type:</text:span> Supplemental<text:line-break/><text:span text:style-name="T1">Mins: </text:span>Physique 3</text:p>
        <text:p text:style-name="P10">When taking a Move action, the Exalt may burst through any mundane wooden wall or barrier, and any mundane stone wall less than 1 meter in width.</text:p>
        <text:p text:style-name="P49">For non-mundane walls, they may add +(Essence) to <text:span text:style-name="T27">this Feat of Strength.</text:span></text:p>
        <text:h text:style-name="P76" text:outline-level="10">Greater Charms</text:h>
        <text:h text:style-name="P6" text:outline-level="2">Politics</text:h>
        <text:h text:style-name="P8" text:outline-level="2">Socialize</text:h>
        <text:h text:style-name="P6" text:outline-level="2">Stealth</text:h>
        <text:h text:style-name="P6" text:outline-level="2">Thrown</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21</text:page-number></text:p>
      </style:footer>
      <style:footer-left>
        <text:p text:style-name="MP1"><text:page-number text:select-page="current">2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5T08:56:22.486000000</dc:date>
    <meta:editing-cycles>219</meta:editing-cycles>
    <meta:editing-duration>PT16H7M5S</meta:editing-duration>
    <meta:generator>LibreOffice/7.0.3.1$Windows_X86_64 LibreOffice_project/d7547858d014d4cf69878db179d326fc3483e082</meta:generator>
    <dc:creator>Samuel Smith</dc:creator>
    <meta:document-statistic meta:table-count="0" meta:image-count="0" meta:object-count="0" meta:page-count="20" meta:paragraph-count="166" meta:word-count="1864" meta:character-count="11179" meta:non-whitespace-character-count="9474"/>
  </office:meta>
</office:document-meta>
</file>